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Times New Roman" style:font-size-complex="12pt"/>
    </style:style>
    <style:style style:name="T2" style:family="text">
      <style:text-properties fo:font-size="12pt" fo:font-weight="bold" style:font-name-asian="Times New Roman" style:font-size-asian="12pt" style:language-asian="pl" style:country-asian="PL" style:font-weight-asian="bold" style:font-name-complex="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4 lipca 2009 r.</text:span></text:p>
      <text:p text:style-name="P1"><text:span text:style-name="T2">Minister Finansów Jan Vincent-Rostowski:</text:span></text:p>
      <text:p text:style-name="P1"><text:span text:style-name="T1">    Panie Marszałku! Panie Premierze! Wysoki Sejmie! Gdy w październiku ubiegłego roku w trakcie pierwszej debaty nad budżetem nasilały się symptomy kryzysu światowego, zapowiedziałem z tej mównicy, że jeśli będzie to konieczne, rząd nie zawaha się przed nowelizacją budżetu.</text:span></text:p>
      <text:p text:style-name="P1"><text:span text:style-name="T1">    W następnych miesiącach kryzys wybuchł z całą siłą. Okazał się on znacznie głębszy, niż spodziewał się tego cały św</text:span><text:bookmark text:name="_GoBack"/><text:span text:style-name="T1">iat. Choć polska gospodarka udowodniła, że jest bardziej odporna niż innych krajów, to jednak kryzys nie pozostał bez wpływu również u nas. Dlatego w grudniu poprzedniego roku zapowiedziałem, że ewentualna nowelizacja ustawy będzie przeprowadzona w połowie roku. Dziś przedstawiam Wysokiej Izbie projekt znowelizowanego budżetu.</text:span></text:p>
      <text:p text:style-name="P1"><text:span text:style-name="T1">    Rząd przedstawia nowelizację właśnie teraz, bo Polska musiała najpierw udowodnić, że prowadzi odpowiedzialną politykę gospodarczą, bo polskie przedsiębiorstwa pokazały, że potrafią przeciwstawić się kryzysowi znacznie skuteczniej niż firmy w innych krajach, bo zgodnie z naszymi przewidywaniami pod koniec pierwszej połowy roku nastąpiła stabilizacja kryzysu światowego.</text:span></text:p>
      <text:p text:style-name="P1"><text:span text:style-name="T1">    Teraz możemy precyzyjnie określić wpływ kryzysu na dochody budżetu w skali całego roku i bezpieczne pole manewru w odniesieniu do wzrostu deficytu. Dziś rząd może wiarygodnie odpowiedzieć na podstawowe pytania: jakie cele, mimo tak dotkliwego kryzysu, mogą być w tym roku zrealizowane zgodnie z wcześniejszymi planami, jakie, mimo kryzysu, mogą być zrealizowane częściowo, a jakie muszą być przesunięte na następne lata?</text:span></text:p>
      <text:p text:style-name="P1"><text:span text:style-name="T1">    Czas kryzysu to czas, w którym trzeba oszczędzać, by można było wydawać. Dlatego teraz, gdy osiągnęliśmy podstawowe cele stabilizacyjne rządu i gdy uspokoiła się sytuacja światowa, można przeprowadzić nowelizację, która sama nie będzie wymagać nowelizacji. Najlepszym dowodem na to, że odłożenie nowelizacji do połowy roku było dobrą decyzją, jest to, jak dramatycznie zmieniała się sytuacja w pierwszym półroczu. Co chwila pojawiały się nowe złe informacje o gospodarce światowej, po których instytucje międzynarodowe, rządy i analitycy rynkowi korygowali prognozy na jeszcze bardziej pesymistyczne, także te prognozy dotyczące Polski. Gdyby budżet został znowelizowany na początku roku, każda taka informacja byłaby sygnałem, że potrzebna jest kolejna zmiana ustawy. Teraz możemy przedstawić Wysokiej Izbie nowelizację budżetu - nowelizację odpowiedzialności, która minimalizuje negatywny wpływ światowego kryzysu na gospodarkę Polski.</text:span></text:p>
      <text:p text:style-name="P1"><text:span text:style-name="T1">    Powtórzę. Połowa roku to najlepszy moment na nowelizację ustawy budżetowej, bo dokonujemy jej na podstawie twardych danych o gospodarce z pierwszego półrocza. Nowelizacja w styczniu to zgadywanka i lekkomyślność, nowelizacja teraz to wiedza i roztropność.</text:span></text:p>
      <text:p text:style-name="P1"><text:span text:style-name="T1">    Wysoki Sejmie! Dziś już wiemy, że rząd polski podjął słuszną decyzję. (Oklaski) Wiemy także, że pakiety stymulacyjne wprowadzone w bogatych krajach starej Unii i w Stanach Zjednoczonych były nieskuteczne.</text:span></text:p>
      <text:p text:style-name="P1"><text:span text:style-name="T1">    (Poseł Tadeusz Iwiński: Ale co pan opowiada?)</text:span></text:p>
      <text:p text:style-name="P1"><text:span text:style-name="T1">    Ale nawet gdyby okazały się skuteczne, to nie byłyby dobrą drogą dla Polski, bo bogaty może być rozrzutny, a biedny musi być oszczędny, w przeciwnym razie grozi mu katastrofa. Te powody zadecydowały o wyborze sposobu walki ze światowym kryzysem gospodarczym przez polski rząd. Rząd wiedział, że znaczny wzrost zadłużenia w sytuacji Polski byłby jedynie sposobem na doprowadzenie do </text:span><text:soft-page-break/><text:span text:style-name="T1">załamania gospodarki, dlatego odpowiedzią rządu na kryzys obniżający dochody budżetowe było przygotowanie pakietu oszczędności zapobiegających gwałtowanemu wzrostowi długu państwa.</text:span></text:p>
      <text:p text:style-name="P1"><text:span text:style-name="T1">    Następne miesiące udowodniły słuszność tej drogi. Zbudowaliśmy wiarygodność naszego kraju w pierwszym półroczu tego roku i wyrwaliśmy Polskę z koszyka węgiersko-rumuńskiego. W grudniu poczyniliśmy wstępne oszczędności w wysokości 1700 mln zł, następnie w styczniu dokonaliśmy oszczędności na 10 mld zł. Dzięki temu w kwietniu rząd polski uzyskał od Międzynarodowego Funduszu Walutowego elastyczną linię kredytową na sumę 20 mld dolarów na zwiększenie międzynarodowych rezerw Narodowego Banku Polskiego. To ustabilizowało kurs złotego. Właśnie w taki sposób buduje się wiarygodność, która następnie procentuje.</text:span></text:p>
      <text:p text:style-name="P1"><text:span text:style-name="T1">    Dzięki odzyskanej wiarygodności nie tylko zachowaliśmy, mimo kryzysu, zdolność do zrefinansowania długu, zaciągniętego przecież przez poprzedni rząd, ale także do sfinansowania bieżących wydatków. Dlatego dzisiaj możemy bezpiecznie zaplanować nieco wyższy deficyt niż w pierwotnym budżecie na 2009 r., czego nie mogliśmy zrobić w styczniu ani w lutym, ani w marcu. Potwierdza to przeprowadzona tydzień temu bardzo udana emisja obligacji dolarowych. Już po ogłoszeniu zwiększenia deficytu budżetowego Skarb Państwa zaoferował obligacje dolarowe w wysokości ok. miliarda dolarów. Popyt na te obligacje przekroczył 8 mld dolarów. To jest najlepszy dowód na to, że nasza strategia zarządzania kryzysem była słuszna i jest skuteczna. (Oklaski) Powtórzę raz jeszcze: czas kryzysu to czas, w którym trzeba oszczędzać, by można było wydawać.</text:span></text:p>
      <text:p text:style-name="P1"><text:span text:style-name="T1">    Wysoki Sejmie! Obecnie możemy ocenić, że dochody budżetu w 2009 r. wyniosą 273 mld zł, a bezpieczny poziom deficytu wyniesie 27 200 mln zł. W 2009 r. możemy zrealizować wydatki na poziomie 300 mld zł, czyli o 8% większe niż wydatki wykonane w 2008 r., ale nie o 15,6% większe, niż przewidywała pierwotna ustawa budżetowa. Główne oszczędności potrzebne w warunkach kryzysu musi wziąć na siebie państwo, tak by zminimalizować jego skutki dla gospodarstw domowych i rodzin polskich. Rząd musiał przede wszystkim zapewnić środki na wydatki, które wynikają z obowiązujących przepisów prawa, ponadto przyjęto zasadę, że w żadnej części sfery budżetowej nie nastąpi spadek dochodów jej pracowników. (Oklaski) Trzeba było także zapewnić utrzymanie na niezmniejszonym poziomie finansowania podstawowych świadczeń społecznych. Wreszcie naszym priorytetem było utrzymanie, zgodnie z pierwotnym planem, tempa wzrostu najważniejszych wydatków rozwojowych, przede wszystkim wydatków na budowę infrastruktury. Taki prorozwojowy charakter ma także, w ocenie rządu, utrzymanie podwyżki dla nauczycieli. Jest to grupa zawodowa, której praca ma największe znaczenie dla tworzenia kapitału intelektualnego Polaków. Dlatego też utrzymaliśmy podwyżki wynagrodzeń na wyższych uczelniach.</text:span></text:p>
      <text:p text:style-name="P1"><text:span text:style-name="T1">    Aby osiągnąć te cele, już od grudnia rząd wprowadza oszczędności w pozostałych wydatkach. W dziedzinach nieobjętych priorytetem ministerstwa ograniczyły realizację nowych zadań do najpilniejszych i skoncentrowały wysiłek na poprawie efektywności wydatków. W ten sposób w grudniu rząd poczynił wstępne oszczędności na kwotę 1700 mln zł, a w styczniu na kwotę 10 mld zł. Oszczędności te dotyczyły głównie wydatków bieżących. Wprowadzenie tych oszczędności na początku roku pozwoliło resortom i wojewodom zaplanować wydatki na cały rok w spokojny sposób. Uniknięto także potrzeby znacznie większych cięć wydatków w drugiej połowie tego roku. Część oszczędności osiągnięto, odkładając na następne lata mniej pilne wydatki inwestycyjne. Wreszcie oszacowano, wtedy wstępnie, a obecnie zweryfikowano możliwości wykorzystania rezerw budżetowych. Dla </text:span><text:soft-page-break/><text:span text:style-name="T1">utrzymania planowanych wcześniej wydatków na budowę dróg opracowano nowe zasady współfinansowania tych wydatków przez Krajowy Fundusz Drogowy. Będzie on pozyskiwał środki na ten cel w międzynarodowych instytucjach finansowych i od inwestorów prywatnych.</text:span></text:p>
      <text:p text:style-name="P1"><text:span text:style-name="T1">    Przedstawiany dziś projekt nowelizacji budżetu przede wszystkim sankcjonuje wprowadzenie już wcześniej zaplanowanych oszczędności, ale nie w mechaniczny sposób. W ramach nowelizacji niektóre wydatki zostały przesunięte, inne odblokowane. Dzięki temu projekt, który dziś przedstawiam, nie jest przygotowanym na szybko dokumentem, w którym mechanicznie obcina się wydatki, dochody i zmniejsza inne wskaźniki budżetowe, wprost przeciwnie, ta nowelizacja wpisuje się w naszą długofalową strategię oszczędności budżetowych, konsumuje wcześniejsze przeglądy wydatków - z maja, lipca i grudnia 2008 r. i ze stycznia 2009 r.</text:span></text:p>
      <text:p text:style-name="P1"><text:span text:style-name="T1">    W ramach nowelizacji udało się uchronić nie tylko te społecznie szczególnie wrażliwe wydatki, bardzo ważne jest to, że jednocześnie nie rezygnujemy z celów rozwojowych. Już w ramach autopoprawki do budżetu z grudnia 2008 r., z myślą o walce z kryzysem, zwiększyliśmy kwotę na gwarancje i poręczenia z 15 mld do 40 mld zł. Teraz podwyższamy ją dodatkowo z 40 mld do 55 mld zł. Z tej sumy aż 29 mld zł przeznaczonych będzie na gwarancje na budowę dróg i autostrad. W Sejmie znajduje się właśnie ustawa, która umożliwi Ministerstwu Finansów zarządzanie emisjami obligacji Krajowego Funduszu Drogowego. Dzięki temu zminimalizuje się ich koszt, skróci się także i usprawni proces pozyskiwania środków dla funduszu. Liczymy, że ustawę tę poprą wszystkie siły polityczne.</text:span></text:p>
      <text:p text:style-name="P1"><text:span text:style-name="T1">    Finansowanie przez Krajowy Fundusz Drogowy gwarantuje, że już dziś będzie można budować drogi na poczet przyszłych wpływów z nowego systemu opłat drogowych, który będzie funkcjonował dopiero od połowy 2011 r. Pozwoli to na odrobienie w najbliższych latach 10-letnich zaległości w rozwoju sieci dróg krajowych i autostrad. Projekt nowelizacji, który dziś przedstawiam, jest więc także nowelizacją rozwoju.</text:span></text:p>
      <text:p text:style-name="P1"><text:span text:style-name="T1">    Wysoki Sejmie, nowelizacja, którą wprowadza dziś rząd, dzięki przemyślanej i konsekwentnej strategii zarządzania kryzysem jest zarazem nowelizacją odpowiedzialności, stabilizacji, wiarygodności, solidarności i rozwoju. Gdyby rząd polski działał inaczej, mielibyśmy budżet antyspołeczny, destabilizujący, niewiarygodny, nieodpowiedzialny i w konsekwencji antyrozwojowy.</text:span></text:p>
      <text:p text:style-name="P1"><text:span text:style-name="T1">    Panie Marszałku! Wysoka Izbo! W imieniu rządu wnoszę o przyjęcie przedłożonego projektu nowelizacji ustawy budżetowej na 2009 r. Mam nadzieję, że w tych trudnych czasach, kiedy tak bardzo potrzebna jest współpraca Polaków, projekt ten zostanie poparty przez wszystkie siły polityczne w parlamencie.</text:span></text:p>
      <text:p text:style-name="P1"><text:span text:style-name="T1">    A teraz kilka słów o przyszłorocznym budżecie. Wysoki Sejmie, pierwszą fazę obrony Polski przed kryzysem mamy już za sobą. Nowelizacja budżetu jest zwieńczeniem tej walki. Teraz musimy przystąpić do drugiej fazy tej batalii. Opadł kurz, mamy dobrze rozpoznane pole bitwy. Widać już, jak głęboko, w jakich obszarach i w jaki sposób kryzys odbił się na sytuacji gospodarczej w Polsce i na świecie. W ramach polskiej drogi przez kryzys rząd przeprowadził wielkie oszczędności opiewające na 13 mld zł, ale teraz dobiegamy do końca tego, co rząd może zrobić bez zmian ustawowych. Dzisiaj nawet zmiana wysokości wydatków na zakupy w zagranicznych firmach zbrojeniowych wymaga zmiany ustawy.</text:span></text:p>
      <text:p text:style-name="P1"><text:span text:style-name="T1">    Chyba wszyscy zdajemy sobie sprawę z tego, że nie możemy w nieskończoność zwiększać naszego zadłużenia w takim tempie jak w tym roku. W takiej sytuacji będziemy musieli jakoś finansować budowę dróg i autostrad, służbę zdrowia, </text:span><text:soft-page-break/><text:span text:style-name="T1">edukację, Policję, emerytury i renty - wszystkie te wydatki, które udało się w tym roku ochronić pomimo kryzysu.</text:span></text:p>
      <text:p text:style-name="P1"><text:span text:style-name="T1">    W obliczu największego od 80 lat kryzysu światowego wszystkie instytucje publiczne muszą szukać oszczędności i pracować na większe dochody do budżetu. Dotyczy to także Narodowego Banku Polskiego. Rząd nie ma zamiaru naciskać na niezależny bank centralny, nie będzie żadnego skoku na kasę. Rząd Platformy Obywatelskiej i Polskiego Stronnictwa Ludowego uważa, że niezależność Narodowego Banku Polskiego jest świętością. To właśnie Platforma Obywatelska broniła niezależności NBP, kiedy Andrzej Lepper proponował rozdanie części rezerw międzynarodowych banku centralnego. Rząd Donalda Tuska chce tylko, żeby Narodowy Bank Polski rzetelnie i całościowo stosował standardy Europejskiego Banku Centralnego, co nakazuje mu ustawa o Narodowym Banku Polskim oraz uchwała Rady Polityki Pieniężnej z 19 grudnia 2006 r.</text:span></text:p>
      <text:p text:style-name="P1"><text:span text:style-name="T1">    Ministerstwo Finansów szacuje, że jeśli Narodowy Bank Polski zastosuje te standardy w zrównoważony sposób, to na koniec 2009 r. odnotuje pokaźny zysk. Zgodnie z ustawą o NBP 95% tego zysku powinno być przekazane do budżetu państwa. Praktyka stosowana w Narodowym Banku Polskim w trakcie obliczania zysku na 2008 r. była jednak inna. Standardy Europejskiego Banku Centralnego zostały zastosowane naszym zdaniem wybiórczo i w bardzo restrykcyjny sposób. Dlatego w 2008 r. w NBP nie było zysku, mimo że bank mógł wykazać zysk na poziomie może 2 mld zł. Jesteśmy przekonani, że jeżeli Narodowy Bank Polski podejdzie do standardów Europejskiego Banku Centralnego w bardziej wyważony sposób, to zysk osiągnięty w 2009 r. wypłacony do budżetu w 2010 r. może wynieść aż kilkanaście mld zł.</text:span></text:p>
      <text:p text:style-name="P1"><text:span text:style-name="T1">    Powtarzam: rząd nie zamierza niczego narzucić Narodowemu Bankowi Polskiemu, ale bank powinien być świadom tego, że jeżeli będzie do zysku za 2009 r. podchodził w tak samo restrykcyjny sposób jak do zysku za 2008 r., to cięcia budżetowe będą musiały być znacznie większe, a może nawet będą musiały wzrosnąć podatki, jeśli nie w 2010, to w 2011 r.</text:span></text:p>
      <text:p text:style-name="P1"><text:span text:style-name="T1">    Wysoki Sejmie, weto czyni z prezydenta Rzeczypospolitej efektywnie trzecią Izbę władzy ustawodawczej. Tak naprawdę bez jego zgody nie można zmienić ustaw i nie będzie możliwe skuteczne przeprowadzenie Polski przez kryzys. Weto daje prezydentowi wielką władzę, a wielka władza wymaga wielkiej odpowiedzialności.</text:span></text:p>
      <text:p text:style-name="P1"><text:span text:style-name="T1">    To, co mówię, nie jest rozgrywką polityczną. To jest po prostu fakt konstytucyjny. Można zadać pytanie: Dlaczego nie przekonać opozycji do naszych planów? Prawda jest taka, że chcemy ją przekonać, ale jest naturalne, że będzie ona miała własne plany, bo przecież jest opozycją. Ma prawdo do własnych, różniących się od rządowych celów politycznych. Partie konkurują między sobą, aby przedstawić najlepsze rozwiązania i przekonać do siebie wyborców, ale prezydent nie powinien być liderem opozycji. Powinien współpracować z rządem w walce z kryzysem. Dlatego mam nadzieję, że w obliczu największego od 80 lat kryzysu gospodarczego na świecie prezydent Lech Kaczyński wzniesie się ponad interes partii politycznej, z której się wywodzi, i wesprze rząd w drugiej fazie walki z kryzysem. Dziękuję.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2:24:00</meta:creation-date>
    <dc:date>2013-01-09T12:24:00</dc:date>
    <meta:editing-duration>P0D</meta:editing-duration>
    <meta:generator>LibreOffice/3.6$Windows_x86 LibreOffice_project/2ef5aff-a6fb0ff-166bdff-cf087ad-0f1389</meta:generator>
    <meta:document-statistic meta:table-count="0" meta:image-count="0" meta:object-count="0" meta:page-count="4" meta:paragraph-count="27" meta:word-count="1941" meta:character-count="13983" meta:non-whitespace-character-count="119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